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>
      <style:graphic-properties draw:fill="none" draw:stroke="none"/>
    </style:style>
    <style:style style:family="graphic" style:name="a1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draw:custom-shape svg:x="0in" svg:y="0in" svg:width="0.33333in" svg:height="0.33333in" draw:id="id0" draw:style-name="a0" draw:name="Rectangle 1" text:anchor-type="as-char"><svg:title/><svg:desc>Cartoon Girl Met Fijn Haar Gekleed in Ondergoed En Hoofddeksel Voor Het ...</svg:desc><draw:enhanced-geometry draw:type="non-primitive" svg:viewBox="0 0 21600 21600" draw:enhanced-path="M 0 0 L 21600 0 21600 21600 0 21600 Z N"/></draw:custom-shape><draw:frame draw:style-name="a1" draw:name="Picture 3" text:anchor-type="as-char" svg:x="0in" svg:y="0in" svg:width="4.9375in" svg:height="5.2083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aayz Jabarkheil</meta:initial-creator>
    <dc:creator>Faayz Jabarkheil</dc:creator>
    <meta:creation-date>2025-09-26T07:35:00Z</meta:creation-date>
    <dc:date>2025-10-13T19:16:00Z</dc:date>
    <meta:template xlink:href="Normal" xlink:type="simple"/>
    <meta:editing-cycles>1</meta:editing-cycles>
    <meta:editing-duration>PT1020S</meta:editing-duration>
    <meta:document-statistic meta:page-count="1" meta:paragraph-count="1" meta:word-count="0" meta:character-count="2" meta:row-count="1" meta:non-whitespace-character-count="2"/>
  </office:meta>
</office:document-meta>
</file>